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958cm"/>
    </style:style>
    <style:style style:name="Tabela3.B" style:family="table-column">
      <style:table-column-properties style:column-width="12.912cm"/>
    </style:style>
    <style:style style:name="Tabela3.C" style:family="table-column">
      <style:table-column-properties style:column-width="1.032cm"/>
    </style:style>
    <style:style style:name="Tabela3.D" style:family="table-column">
      <style:table-column-properties style:column-width="1.111cm"/>
    </style:style>
    <style:style style:name="Tabela3.1" style:family="table-row">
      <style:table-row-properties style:min-row-height="0.556cm"/>
    </style:style>
    <style:style style:name="Tabe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c0c0c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none" fo:border-top="none" fo:border-bottom="0.05pt solid #000000"/>
    </style:style>
    <style:style style:name="Tabela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none" fo:border-top="none" fo:border-bottom="0.05pt solid #000000"/>
    </style:style>
    <style:style style:name="Tabela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none" fo:border-top="none" fo:border-bottom="0.05pt solid #000000"/>
    </style:style>
    <style:style style:name="Tabela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66cm" fo:margin-left="-0.042cm" table:align="left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3.062cm"/>
    </style:style>
    <style:style style:name="Tabela4.E" style:family="table-column">
      <style:table-column-properties style:column-width="3.064cm"/>
    </style:style>
    <style:style style:name="Tabela4.A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top="0cm" fo:margin-bottom="0.37cm" fo:line-height="150%" fo:text-align="justify" style:justify-single-word="false"/>
    </style:style>
    <style:style style:name="P1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 fo:line-height="150%">
        <style:tab-stops>
          <style:tab-stop style:position="16.295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top="0cm" fo:margin-bottom="0.37cm" fo:line-height="150%" fo:text-align="justify" style:justify-single-word="false"/>
    </style:style>
    <style:style style:name="P23" style:family="paragraph" style:parent-style-name="Heading_20_1">
      <style:paragraph-properties fo:line-height="150%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3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Contents_20_Heading">
      <style:paragraph-properties fo:line-height="150%"/>
      <style:text-properties fo:color="#000000" style:font-name="Arial" fo:font-size="28pt" style:font-size-asian="28pt" style:font-size-complex="28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Arial1" fo:font-size="11.5pt" style:font-name-asian="Arial1" style:font-size-asian="11.5pt" style:font-name-complex="Arial1" style:font-size-complex="11.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5"/></text:span></text:p>
      <text:p text:style-name="P14"><text:span text:style-name="Fonte_20_parág._20_padrão"><text:span text:style-name="T5">SGB_TEMPL_TemplateCheckListRequisitos</text:span></text:span></text:p>
      <text:p text:style-name="P14"><text:span text:style-name="Fonte_20_parág._20_padrão"><text:span text:style-name="T5">Versão 0.1</text:span></text:span></text:p>
      <text:p text:style-name="P12"/>
      <text:p text:style-name="P12"/>
      <text:p text:style-name="P12"/>
      <text:p text:style-name="P12"/>
      <text:p text:style-name="P12"/>
      <text:p text:style-name="P19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Bruno Marquete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14/10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33"><text:soft-page-break/>Sumário</text:p>
          </text:index-title>
          <text:p text:style-name="P16"><text:a xlink:type="simple" xlink:href="#__RefHeading__3196_103755458"><text:span text:style-name="T3">1 Introdução <text:tab/>4</text:span></text:a></text:p>
          <text:p text:style-name="P16"><text:a xlink:type="simple" xlink:href="#__RefHeading__3198_103755458"><text:span text:style-name="T3">2 Tópicos<text:tab/>4</text:span></text:a></text:p>
          <text:p text:style-name="P17"><text:a xlink:type="simple" xlink:href="#__RefHeading__3200_103755458"><text:span text:style-name="T3">2.1 Subtópico<text:tab/>4</text:span></text:a></text:p>
          <text:p text:style-name="P18"><text:a xlink:type="simple" xlink:href="#__RefHeading__3202_103755458"><text:span text:style-name="T3">2.1.1 Subtópico<text:tab/>4</text:span>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3" text:outline-level="1"><text:bookmark-start text:name="_Toc338917870"/><text:bookmark-start text:name="h.30j0zll"/><text:bookmark-start text:name="__RefHeading__3196_103755458"/><text:soft-page-break/><text:span text:style-name="Fonte_20_parág._20_padrão"><text:span text:style-name="T4">1 </text:span></text:span><text:bookmark-end text:name="_Toc338917870"/><text:bookmark-end text:name="h.30j0zll"/><text:span text:style-name="Fonte_20_parág._20_padrão"><text:span text:style-name="T4">CheckList de Avaliação de Requisitos </text:span></text:span><text:bookmark-end text:name="__RefHeading__3196_103755458"/></text:h>
      <text:p text:style-name="P15"><text:span text:style-name="Fonte_20_parág._20_padrão"><text:span text:style-name="T7"><text:tab/></text:span></text:span></text:p>
      <text:p text:style-name="P15"><text:span text:style-name="Fonte_20_parág._20_padrão"><text:span text:style-name="T7"><text:tab/>Este checklist de avaliação de requisitos deve ser aplicado a todo documento de especificação de requisitos e documento de Conceito de Operações (</text:span></text:span><text:span text:style-name="Fonte_20_parág._20_padrão"><text:span text:style-name="T8">ConOps</text:span></text:span><text:span text:style-name="Fonte_20_parág._20_padrão"><text:span text:style-name="T7">) como um todo e a cada caso de uso ou estória de usuário de forma individual.</text:span></text:span></text:p>
      <table:table table:name="Tabela4" table:style-name="Tabela4">
        <table:table-column table:style-name="Tabela4.A"/>
        <table:table-column table:style-name="Tabela4.B" table:number-columns-repeated="3"/>
        <table:table-column table:style-name="Tabela4.E"/>
        <table:table-row>
          <table:table-cell table:style-name="Tabela4.A1" table:number-columns-spanned="5" office:value-type="string">
            <text:p text:style-name="P27">DADOS GER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7">Nome do Inspetor:</text:p>
          </table:table-cell>
          <table:table-cell table:style-name="Tabela4.B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7">Data da Inspeção:</text:p>
          </table:table-cell>
          <table:table-cell table:style-name="Tabela4.B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8">Tipo do Requisito:</text:p>
          </table:table-cell>
          <table:table-cell table:style-name="Tabela4.A2" office:value-type="string">
            <text:p text:style-name="P31"><text:s/>( <text:s text:c="3"/>) Documento de especificação de Requisitos</text:p>
          </table:table-cell>
          <table:table-cell table:style-name="Tabela4.A2" office:value-type="string">
            <text:p text:style-name="P31"><text:s/>( <text:s text:c="3"/>) </text:p>
            <text:p text:style-name="P31">Conceito de Operações (Conps)</text:p>
          </table:table-cell>
          <table:table-cell table:style-name="Tabela4.A2" office:value-type="string">
            <text:p text:style-name="P31"><text:s/>( <text:s text:c="3"/>) </text:p>
            <text:p text:style-name="P31">Casos de Uso</text:p>
          </table:table-cell>
          <table:table-cell table:style-name="Tabela4.B2" office:value-type="string">
            <text:p text:style-name="P31"><text:s/>( <text:s text:c="3"/>) </text:p>
            <text:p text:style-name="P31">Estória de Usuário</text:p>
          </table:table-cell>
        </table:table-row>
        <table:table-row>
          <table:table-cell table:style-name="Tabela4.A2" office:value-type="string">
            <text:p text:style-name="P27">Identificador do Caso de Uso ou Estória de Usuário:</text:p>
          </table:table-cell>
          <table:table-cell table:style-name="Tabela4.B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7">Tempo gasto na Inspeção (em minutos):</text:p>
          </table:table-cell>
          <table:table-cell table:style-name="Tabela4.B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</table:table>
      <text:p text:style-name="P15"><text:span text:style-name="Fonte_20_parág._20_padrão"><text:span text:style-name="T7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6">Nº</text:p>
          </table:table-cell>
          <table:table-cell table:style-name="Tabela3.A1" office:value-type="string">
            <text:p text:style-name="P26">ITEM PARA VERIFICAÇÃO</text:p>
          </table:table-cell>
          <table:table-cell table:style-name="Tabela3.A1" office:value-type="string">
            <text:p text:style-name="P26"><text:s/>SIM</text:p>
          </table:table-cell>
          <table:table-cell table:style-name="Tabela3.D1" office:value-type="string">
            <text:p text:style-name="P26">NÃO</text:p>
          </table:table-cell>
        </table:table-row>
        <table:table-row>
          <table:table-cell table:style-name="Tabela3.A12" office:value-type="string">
            <text:p text:style-name="P25">1</text:p>
          </table:table-cell>
          <table:table-cell table:style-name="Tabela3.B2" office:value-type="string">
            <text:p text:style-name="P24">O requisito <text:span text:style-name="T9">está descrito com clareza, concisão e sem ambiguidade?</text:span></text:p>
          </table:table-cell>
          <table:table-cell table:style-name="Tabela3.C12" office:value-type="string">
            <text:p text:style-name="P24"/>
          </table:table-cell>
          <table:table-cell table:style-name="Tabela3.D2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2</text:p>
          </table:table-cell>
          <table:table-cell table:style-name="Tabela3.B3" office:value-type="string">
            <text:p text:style-name="P24">O requisito apresenta requisitos implícitos? Seu entendimento depende necessariamente de algum outro requisito não expresso?</text:p>
          </table:table-cell>
          <table:table-cell table:style-name="Tabela3.C12" office:value-type="string">
            <text:p text:style-name="P24"/>
          </table:table-cell>
          <table:table-cell table:style-name="Tabela3.D3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3</text:p>
          </table:table-cell>
          <table:table-cell table:style-name="Tabela3.B4" office:value-type="string">
            <text:p text:style-name="P24"><text:span text:style-name="T9">O requisito é conflitante com algum outro requisito?</text:span></text:p>
          </table:table-cell>
          <table:table-cell table:style-name="Tabela3.C12" office:value-type="string">
            <text:p text:style-name="P24"/>
          </table:table-cell>
          <table:table-cell table:style-name="Tabela3.D4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4</text:p>
          </table:table-cell>
          <table:table-cell table:style-name="Tabela3.B5" office:value-type="string">
            <text:p text:style-name="P24"><text:span text:style-name="T9">As restrições, quando for o caso, <text:s/>foram claramente descritas?</text:span></text:p>
          </table:table-cell>
          <table:table-cell table:style-name="Tabela3.C12" office:value-type="string">
            <text:p text:style-name="P24"/>
          </table:table-cell>
          <table:table-cell table:style-name="Tabela3.D5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5</text:p>
          </table:table-cell>
          <table:table-cell table:style-name="Tabela3.B6" office:value-type="string">
            <text:p text:style-name="P29">O requisito apresenta a distinção clara entre funções, dados e restrições? </text:p>
          </table:table-cell>
          <table:table-cell table:style-name="Tabela3.C12" office:value-type="string">
            <text:p text:style-name="P24"/>
          </table:table-cell>
          <table:table-cell table:style-name="Tabela3.D6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6</text:p>
          </table:table-cell>
          <table:table-cell table:style-name="Tabela3.B7" office:value-type="string">
            <text:p text:style-name="P24">O requisito apresenta <text:span text:style-name="T9">algum nível desnecessário de detalhe de projeto?</text:span></text:p>
          </table:table-cell>
          <table:table-cell table:style-name="Tabela3.C12" office:value-type="string">
            <text:p text:style-name="P24"/>
          </table:table-cell>
          <table:table-cell table:style-name="Tabela3.D7" office:value-type="string">
            <text:p text:style-name="P24"/>
          </table:table-cell>
        </table:table-row>
        <text:soft-page-break/>
        <table:table-row>
          <table:table-cell table:style-name="Tabela3.A12" office:value-type="string">
            <text:p text:style-name="P25">7</text:p>
          </table:table-cell>
          <table:table-cell table:style-name="Tabela3.B8" office:value-type="string">
            <text:p text:style-name="P29">O requisito define todos os seus usuários (atores) ?</text:p>
          </table:table-cell>
          <table:table-cell table:style-name="Tabela3.C12" office:value-type="string">
            <text:p text:style-name="P24"/>
          </table:table-cell>
          <table:table-cell table:style-name="Tabela3.D8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8</text:p>
          </table:table-cell>
          <table:table-cell table:style-name="Tabela3.B9" office:value-type="string">
            <text:p text:style-name="P21"><text:span text:style-name="T9">O requisito define todas as informações a serem apresentadas aos usuários (atores) ?</text:span></text:p>
          </table:table-cell>
          <table:table-cell table:style-name="Tabela3.C12" office:value-type="string">
            <text:p text:style-name="P24"/>
          </table:table-cell>
          <table:table-cell table:style-name="Tabela3.D9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9</text:p>
          </table:table-cell>
          <table:table-cell table:style-name="Tabela3.B10" office:value-type="string">
            <text:p text:style-name="P24">O requisito <text:span text:style-name="T9">descreve as respostas do sistema ao usuário devido às condições de erro?</text:span></text:p>
          </table:table-cell>
          <table:table-cell table:style-name="Tabela3.C12" office:value-type="string">
            <text:p text:style-name="P24"/>
          </table:table-cell>
          <table:table-cell table:style-name="Tabela3.D10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10</text:p>
          </table:table-cell>
          <table:table-cell table:style-name="Tabela3.B11" office:value-type="string">
            <text:p text:style-name="P21"><text:span text:style-name="T9">O requisito é testável? </text:span></text:p>
          </table:table-cell>
          <table:table-cell table:style-name="Tabela3.C12" office:value-type="string">
            <text:p text:style-name="P24"/>
          </table:table-cell>
          <table:table-cell table:style-name="Tabela3.D11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5">11</text:p>
          </table:table-cell>
          <table:table-cell table:style-name="Tabela3.B12" office:value-type="string">
            <text:p text:style-name="P24">Os tipos de dados, unidades, limites e resolução, se for o caso, foram especificados?</text:p>
          </table:table-cell>
          <table:table-cell table:style-name="Tabela3.C12" office:value-type="string">
            <text:p text:style-name="P24"/>
          </table:table-cell>
          <table:table-cell table:style-name="Tabela3.D12" office:value-type="string">
            <text:p text:style-name="P24"/>
          </table:table-cell>
        </table:table-row>
        <table:table-row>
          <table:table-cell table:style-name="Tabela3.A13" office:value-type="string">
            <text:p text:style-name="P25">12</text:p>
          </table:table-cell>
          <table:table-cell table:style-name="Tabela3.B13" office:value-type="string">
            <text:p text:style-name="P24">O requisito apresenta claramente suas dependências com outros requisitos?</text:p>
          </table:table-cell>
          <table:table-cell table:style-name="Tabela3.C13" office:value-type="string">
            <text:p text:style-name="P24"/>
          </table:table-cell>
          <table:table-cell table:style-name="Tabela3.D13" office:value-type="string">
            <text:p text:style-name="P24"/>
          </table:table-cell>
        </table:table-row>
      </table:table>
      <text:p text:style-name="P15"><text:span text:style-name="Fonte_20_parág._20_padrão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CheckList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15T08:04:59.62</dc:date>
    <meta:editing-cycles>5</meta:editing-cycles>
    <meta:editing-duration>PT8M52S</meta:editing-duration>
    <meta:document-statistic meta:table-count="4" meta:image-count="3" meta:object-count="0" meta:page-count="5" meta:paragraph-count="67" meta:word-count="308" meta:character-count="1966" meta:non-whitespace-character-count="1695"/>
    <meta:template xlink:type="simple" xlink:actuate="onRequest" xlink:title="" xlink:href="Normal.dotm"/>
  </office:meta>
</office:document-meta>
</file>